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05f7" officeooo:paragraph-rsid="000505f7"/>
    </style:style>
    <style:style style:name="P2" style:family="paragraph" style:parent-style-name="Standard" style:list-style-name="L1">
      <style:text-properties officeooo:rsid="000505f7" officeooo:paragraph-rsid="000505f7"/>
    </style:style>
    <style:style style:name="P3" style:family="paragraph" style:parent-style-name="Standard" style:list-style-name="L2">
      <style:text-properties officeooo:rsid="000505f7" officeooo:paragraph-rsid="000505f7"/>
    </style:style>
    <style:style style:name="P4" style:family="paragraph" style:parent-style-name="Standard" style:list-style-name="L3">
      <style:text-properties officeooo:rsid="000505f7" officeooo:paragraph-rsid="000505f7"/>
    </style:style>
    <style:style style:name="P5" style:family="paragraph" style:parent-style-name="Standard">
      <style:text-properties officeooo:rsid="00057a48" officeooo:paragraph-rsid="00057a48"/>
    </style:style>
    <style:style style:name="P6" style:family="paragraph" style:parent-style-name="Standard">
      <style:text-properties officeooo:rsid="000663af" officeooo:paragraph-rsid="000663af"/>
    </style:style>
    <style:style style:name="T1" style:family="text">
      <style:text-properties officeooo:rsid="00057a48"/>
    </style:style>
    <style:style style:name="T2" style:family="text">
      <style:text-properties officeooo:rsid="000663a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u wake up surrounded by soft blankets and the smell of grass./n</text:p>
      <text:p text:style-name="P1">Good morning! You are a guinea pig./n</text:p>
      <text:p text:style-name="P1">What do you do?(type a letter and then press ‘enter’)/n</text:p>
      <text:p text:style-name="P1">A – Stretch</text:p>
      <text:p text:style-name="P1">B – Sniff</text:p>
      <text:p text:style-name="P1">C – Run</text:p>
      <text:p text:style-name="P1">D – Scream</text:p>
      <text:p text:style-name="P1"/>
      <text:p text:style-name="P1">A</text:p>
      <text:p text:style-name="P1">You stretch your front paws as far forward as they will go, which is just past your nose. You yawn. You are hungry.</text:p>
      <text:p text:style-name="P1">What do you do?(type a letter and then press ‘enter’)/n</text:p>
      <text:p text:style-name="P1">A – Stretch</text:p>
      <text:p text:style-name="P1">B – Sniff</text:p>
      <text:p text:style-name="P1">C – Run</text:p>
      <text:p text:style-name="P1">D – Scream</text:p>
      <text:p text:style-name="P1"/>
      <text:p text:style-name="P1"/>
      <text:p text:style-name="P1">B</text:p>
      <text:p text:style-name="P1">You tilt your head back and sniff the air. You don’t smell any vegetables. You are hungry.</text:p>
      <text:p text:style-name="P1">What do you do?(type a letter and then press ‘enter’)/n</text:p>
      <text:p text:style-name="P1">A – Stretch</text:p>
      <text:p text:style-name="P1">B – Sniff</text:p>
      <text:p text:style-name="P1">C – Run</text:p>
      <text:p text:style-name="P1">D – Scream</text:p>
      <text:p text:style-name="P1"/>
      <text:p text:style-name="P1"/>
      <text:p text:style-name="P1">C</text:p>
      <text:p text:style-name="P1">Overcome by a strange compulsion, you take off. Sprinting as fast as you can, banking around the corners, you gain speed, when suddenly, CRASH! You slam into another guinea pig.</text:p>
      <text:p text:style-name="P1">What do you do?</text:p>
      <text:p text:style-name="P1">A – Threaten</text:p>
      <text:p text:style-name="P1">B – Speak</text:p>
      <text:p text:style-name="P1">C – Turn around</text:p>
      <text:p text:style-name="P6">D – Sniff</text:p>
      <text:list xml:id="list7402484657989982753" text:style-name="L1">
        <text:list-header>
          <text:p text:style-name="P2"/>
        </text:list-header>
      </text:list>
      <text:list xml:id="list8289238487891740174" text:style-name="L3">
        <text:list-item>
          <text:p text:style-name="P4">A</text:p>
        </text:list-item>
        <text:list-item>
          <text:p text:style-name="P4">You vibrate softly while moving your butt from side to side. The other guinea pig does the same. It is a stalemate.</text:p>
        </text:list-item>
        <text:list-item>
          <text:p text:style-name="P4">B – Speak</text:p>
        </text:list-item>
        <text:list-item>
          <text:p text:style-name="P4">C – Turn around</text:p>
        </text:list-item>
      </text:list>
      <text:p text:style-name="P1"/>
      <text:list xml:id="list5139945111758670034" text:style-name="L2">
        <text:list-item>
          <text:p text:style-name="P3">B</text:p>
        </text:list-item>
        <text:list-item>
          <text:p text:style-name="P3">Boip boip boip boip boip boip boip boip boip boip boip boip boip/n</text:p>
        </text:list-item>
        <text:list-item>
          <text:p text:style-name="P3">You two have a nice conversation. <text:span text:style-name="T2">You are hungry.</text:span></text:p>
        </text:list-item>
        <text:list-item>
          <text:p text:style-name="P3">A – Threaten</text:p>
        </text:list-item>
        <text:list-item>
          <text:p text:style-name="P3">B – Turn around</text:p>
        </text:list-item>
        <text:list-item>
          <text:p text:style-name="P3">C – Scream</text:p>
        </text:list-item>
      </text:list>
      <text:p text:style-name="P6">D </text:p>
      <text:p text:style-name="P6">Sniff</text:p>
      <text:p text:style-name="P6">You sniff your friend’s face, but she doesn’t have any vegetables. You are hungry.</text:p>
      <text:p text:style-name="P6"><text:soft-page-break/></text:p>
      <text:p text:style-name="P1">C</text:p>
      <text:p text:style-name="P1">Turn around</text:p>
      <text:p text:style-name="P1">Without missing a beat, you <text:span text:style-name="T1">turn your fat ass around and sprint in the other direction. The other guinea pig chases you. </text:span></text:p>
      <text:p text:style-name="P1"/>
      <text:p text:style-name="P5">C</text:p>
      <text:p text:style-name="P5">Scream</text:p>
      <text:p text:style-name="P5">You plant your front paws firmly should-width apart to ground yourself and inhale. You let out an ear-piercing scream that echoes off the walls./n</text:p>
      <text:p text:style-name="P5">WHEEEEEEEEEEEEEEEEEEEEEEEEEEEEEK!</text:p>
      <text:p text:style-name="P5">You continue to scream until you are forced to rest and recuperate. However, the magic ritual seems to have succeeded. You hear the familiar sound of a vegetable approaching.</text:p>
      <text:p text:style-name="P5">A – Run</text:p>
      <text:p text:style-name="P5">B – Speak</text:p>
      <text:p text:style-name="P5">C – Sniff</text:p>
      <text:p text:style-name="P5">D - Scream</text:p>
      <text:p text:style-name="P5"/>
      <text:p text:style-name="P5">B</text:p>
      <text:p text:style-name="P5">Speak</text:p>
      <text:p text:style-name="P5">boip boip boip boip boip boip boip boip boip!</text:p>
      <text:p text:style-name="P5"/>
      <text:p text:style-name="P5">A – Run</text:p>
      <text:p text:style-name="P5">B – Sniff</text:p>
      <text:p text:style-name="P5"/>
      <text:p text:style-name="P5"/>
      <text:p text:style-name="P5">B</text:p>
      <text:p text:style-name="P5">You lift your head and sniff. It’s coming! It’s a tomato!!</text:p>
      <text:p text:style-name="P5">A – Scream</text:p>
      <text:p text:style-name="P5">B – Search</text:p>
      <text:p text:style-name="P5"/>
      <text:p text:style-name="P5">A</text:p>
      <text:p text:style-name="P6">Scream (second time)</text:p>
      <text:p text:style-name="P5"><text:span text:style-name="T2">Y</text:span>ou cannot summon another vegetable at this time.</text:p>
      <text:p text:style-name="P5"/>
      <text:p text:style-name="P6">B</text:p>
      <text:p text:style-name="P6">Search</text:p>
      <text:p text:style-name="P6">You walk around the cage while sniffing diligently. You are getting warmer…/n</text:p>
      <text:p text:style-name="P6">There! You just stepped on it</text:p>
      <text:p text:style-name="P6"/>
      <text:p text:style-name="P6">A – Eat</text:p>
      <text:p text:style-name="P6"/>
      <text:p text:style-name="P6">A</text:p>
      <text:p text:style-name="P6">Eat</text:p>
      <text:p text:style-name="P6">You eat the tomato. It is the most delicious thing you have ever tasted in your life. Satisfied, you fall asleep.</text:p>
      <text:p text:style-name="P6"/>
      <text:p text:style-name="P6">YOU ARE A WINN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4:17:48.701948628</meta:creation-date>
    <dc:date>2017-12-11T14:42:08.233604904</dc:date>
    <meta:editing-duration>PT13M2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74" meta:word-count="425" meta:character-count="2213" meta:non-whitespace-character-count="1841"/>
  </office:meta>
</office:document-meta>
</file>